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fo:font-size="11pt" officeooo:rsid="000066bc" officeooo:paragraph-rsid="000066bc" style:font-size-asian="11pt" style:font-size-complex="11pt"/>
    </style:style>
    <style:style style:name="P2" style:family="paragraph" style:parent-style-name="Standard">
      <style:text-properties style:font-name="Arial" fo:font-size="11pt" officeooo:rsid="0001855d" officeooo:paragraph-rsid="0001855d" style:font-size-asian="11pt" style:font-size-complex="11pt"/>
    </style:style>
    <style:style style:name="P3" style:family="paragraph" style:parent-style-name="Standard">
      <style:text-properties style:font-name="Arial" fo:font-size="11pt" officeooo:rsid="000193fb" officeooo:paragraph-rsid="000193fb" style:font-size-asian="11pt" style:font-size-complex="11pt"/>
    </style:style>
    <style:style style:name="P4" style:family="paragraph" style:parent-style-name="Standard">
      <style:text-properties style:font-name="Arial" fo:font-size="11pt" officeooo:rsid="00051418" officeooo:paragraph-rsid="00051418" style:font-size-asian="11pt" style:font-size-complex="11pt"/>
    </style:style>
    <style:style style:name="P5" style:family="paragraph" style:parent-style-name="Standard">
      <style:text-properties style:font-name="Arial" fo:font-size="11pt" officeooo:rsid="000383cb" officeooo:paragraph-rsid="000383cb" style:font-size-asian="11pt" style:font-size-complex="11pt"/>
    </style:style>
    <style:style style:name="P6" style:family="paragraph" style:parent-style-name="Standard">
      <style:text-properties style:font-name="Arial" fo:font-size="11pt" officeooo:rsid="00082a18" officeooo:paragraph-rsid="00082a18" style:font-size-asian="11pt" style:font-size-complex="11pt"/>
    </style:style>
    <style:style style:name="P7" style:family="paragraph" style:parent-style-name="Standard">
      <style:text-properties style:font-name="Arial" fo:font-size="11pt" officeooo:rsid="0008d0d3" officeooo:paragraph-rsid="0008d0d3" style:font-size-asian="11pt" style:font-size-complex="11pt"/>
    </style:style>
    <style:style style:name="P8" style:family="paragraph" style:parent-style-name="Standard">
      <style:text-properties style:font-name="Arial" fo:font-size="11pt" officeooo:rsid="000a495e" officeooo:paragraph-rsid="000a495e" style:font-size-asian="11pt" style:font-size-complex="11pt"/>
    </style:style>
    <style:style style:name="P9" style:family="paragraph" style:parent-style-name="Standard">
      <style:text-properties style:font-name="Arial" fo:font-size="11pt" style:text-underline-style="solid" style:text-underline-width="auto" style:text-underline-color="font-color" officeooo:rsid="000b55a7" officeooo:paragraph-rsid="000b55a7" style:font-size-asian="11pt" style:font-size-complex="11pt"/>
    </style:style>
    <style:style style:name="P10" style:family="paragraph" style:parent-style-name="Standard">
      <style:text-properties style:font-name="Arial" fo:font-size="11pt" style:text-underline-style="solid" style:text-underline-width="auto" style:text-underline-color="font-color" officeooo:rsid="000fe929" officeooo:paragraph-rsid="000fe929" style:font-size-asian="11pt" style:font-size-complex="11pt"/>
    </style:style>
    <style:style style:name="P11" style:family="paragraph" style:parent-style-name="Standard">
      <style:text-properties style:font-name="Arial" fo:font-size="11pt" style:text-underline-style="solid" style:text-underline-width="auto" style:text-underline-color="font-color" officeooo:rsid="001182a7" officeooo:paragraph-rsid="001182a7" style:font-size-asian="11pt" style:font-size-complex="11pt"/>
    </style:style>
    <style:style style:name="P12" style:family="paragraph" style:parent-style-name="Standard">
      <style:text-properties style:font-name="Arial" fo:font-size="11pt" style:text-underline-style="solid" style:text-underline-width="auto" style:text-underline-color="font-color" officeooo:rsid="001432c5" officeooo:paragraph-rsid="001432c5" style:font-size-asian="11pt" style:font-size-complex="11pt"/>
    </style:style>
    <style:style style:name="P13" style:family="paragraph" style:parent-style-name="Standard">
      <style:text-properties style:font-name="Arial" fo:font-size="11pt" style:text-underline-style="none" fo:font-weight="bold" officeooo:rsid="000b55a7" officeooo:paragraph-rsid="000b55a7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Arial" fo:font-size="11pt" style:text-underline-style="none" fo:font-weight="normal" officeooo:rsid="000b55a7" officeooo:paragraph-rsid="000b55a7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style:text-underline-style="none" fo:font-weight="normal" officeooo:rsid="000e22dc" officeooo:paragraph-rsid="000e22dc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style:text-underline-style="none" officeooo:rsid="000b55a7" officeooo:paragraph-rsid="000b55a7" style:font-size-asian="11pt" style:font-size-complex="11pt"/>
    </style:style>
    <style:style style:name="P17" style:family="paragraph" style:parent-style-name="Standard">
      <style:text-properties style:font-name="Arial" fo:font-size="11pt" style:text-underline-style="none" officeooo:rsid="000fe929" officeooo:paragraph-rsid="000fe929" style:font-size-asian="11pt" style:font-size-complex="11pt"/>
    </style:style>
    <style:style style:name="P18" style:family="paragraph" style:parent-style-name="Standard">
      <style:text-properties style:font-name="Arial" fo:font-size="11pt" style:text-underline-style="none" officeooo:rsid="000fe929" officeooo:paragraph-rsid="001432c5" style:font-size-asian="11pt" style:font-size-complex="11pt"/>
    </style:style>
    <style:style style:name="P19" style:family="paragraph" style:parent-style-name="Standard">
      <style:text-properties style:font-name="Arial" fo:font-size="11pt" style:text-underline-style="none" officeooo:rsid="001182a7" officeooo:paragraph-rsid="000fe929" style:font-size-asian="11pt" style:font-size-complex="11pt"/>
    </style:style>
    <style:style style:name="P20" style:family="paragraph" style:parent-style-name="Standard">
      <style:text-properties style:font-name="Arial" fo:font-size="11pt" style:text-underline-style="none" officeooo:rsid="001182a7" officeooo:paragraph-rsid="001182a7" style:font-size-asian="11pt" style:font-size-complex="11pt"/>
    </style:style>
    <style:style style:name="P21" style:family="paragraph" style:parent-style-name="Standard">
      <style:text-properties style:font-name="Arial" fo:font-size="11pt" style:text-underline-style="none" officeooo:rsid="001418c1" officeooo:paragraph-rsid="001418c1" style:font-size-asian="11pt" style:font-size-complex="11pt"/>
    </style:style>
    <style:style style:name="P22" style:family="paragraph" style:parent-style-name="Standard">
      <style:text-properties style:font-name="Arial" fo:font-size="11pt" style:text-underline-style="none" officeooo:rsid="001619f1" officeooo:paragraph-rsid="001619f1" style:font-size-asian="11pt" style:font-size-complex="11pt"/>
    </style:style>
    <style:style style:name="P23" style:family="paragraph" style:parent-style-name="Standard">
      <style:text-properties style:font-name="Arial" fo:font-size="11pt" style:text-underline-style="none" officeooo:rsid="0016d32d" officeooo:paragraph-rsid="0018d18d" style:font-size-asian="11pt" style:font-size-complex="11pt"/>
    </style:style>
    <style:style style:name="P24" style:family="paragraph" style:parent-style-name="Standard">
      <style:text-properties style:font-name="Arial" fo:font-size="11pt" style:text-underline-style="none" officeooo:rsid="0018eeab" officeooo:paragraph-rsid="0018eeab" style:font-size-asian="11pt" style:font-size-complex="11pt"/>
    </style:style>
    <style:style style:name="P25" style:family="paragraph" style:parent-style-name="Standard">
      <style:text-properties style:font-name="Arial" fo:font-size="11pt" style:text-underline-style="none" officeooo:rsid="001a8d02" officeooo:paragraph-rsid="001a8d02" style:font-size-asian="11pt" style:font-size-complex="11pt"/>
    </style:style>
    <style:style style:name="P26" style:family="paragraph" style:parent-style-name="Standard">
      <style:text-properties style:font-name="Arial" fo:font-size="11pt" style:text-underline-style="none" officeooo:rsid="001c3c03" officeooo:paragraph-rsid="001c3c03" style:font-size-asian="11pt" style:font-size-complex="11pt"/>
    </style:style>
    <style:style style:name="P27" style:family="paragraph" style:parent-style-name="Standard">
      <style:text-properties style:font-name="Arial" fo:font-size="11pt" fo:font-style="italic" style:text-underline-style="none" fo:font-weight="bold" officeooo:rsid="000b55a7" officeooo:paragraph-rsid="000b55a7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 style:list-style-name="L1">
      <style:text-properties style:font-name="Arial" fo:font-size="11pt" officeooo:rsid="0001855d" officeooo:paragraph-rsid="0001855d" style:font-size-asian="11pt" style:font-size-complex="11pt"/>
    </style:style>
    <style:style style:name="P29" style:family="paragraph" style:parent-style-name="Standard" style:list-style-name="L2">
      <style:text-properties style:font-name="Arial" fo:font-size="11pt" officeooo:rsid="000193fb" officeooo:paragraph-rsid="000193fb" style:font-size-asian="11pt" style:font-size-complex="11pt"/>
    </style:style>
    <style:style style:name="P30" style:family="paragraph" style:parent-style-name="Standard" style:list-style-name="L3">
      <style:text-properties style:font-name="Arial" fo:font-size="11pt" officeooo:rsid="000193fb" officeooo:paragraph-rsid="000193fb" style:font-size-asian="11pt" style:font-size-complex="11pt"/>
    </style:style>
    <style:style style:name="P31" style:family="paragraph" style:parent-style-name="Standard" style:list-style-name="L3">
      <style:text-properties style:font-name="Arial" fo:font-size="11pt" officeooo:rsid="00051418" officeooo:paragraph-rsid="00051418" style:font-size-asian="11pt" style:font-size-complex="11pt"/>
    </style:style>
    <style:style style:name="P32" style:family="paragraph" style:parent-style-name="Standard" style:list-style-name="L3">
      <style:text-properties style:font-name="Arial" fo:font-size="11pt" officeooo:rsid="0006ff61" officeooo:paragraph-rsid="0006ff61" style:font-size-asian="11pt" style:font-size-complex="11pt"/>
    </style:style>
    <style:style style:name="P33" style:family="paragraph" style:parent-style-name="Standard" style:list-style-name="L4">
      <style:text-properties style:font-name="Arial" fo:font-size="11pt" officeooo:rsid="00082a18" officeooo:paragraph-rsid="00082a18" style:font-size-asian="11pt" style:font-size-complex="11pt"/>
    </style:style>
    <style:style style:name="P34" style:family="paragraph" style:parent-style-name="Standard" style:list-style-name="L4">
      <style:text-properties style:font-name="Arial" fo:font-size="11pt" officeooo:rsid="0008d0d3" officeooo:paragraph-rsid="0008d0d3" style:font-size-asian="11pt" style:font-size-complex="11pt"/>
    </style:style>
    <style:style style:name="P35" style:family="paragraph" style:parent-style-name="Standard" style:list-style-name="L5">
      <style:text-properties style:font-name="Arial" fo:font-size="11pt" officeooo:rsid="0008d0d3" officeooo:paragraph-rsid="0008d0d3" style:font-size-asian="11pt" style:font-size-complex="11pt"/>
    </style:style>
    <style:style style:name="P36" style:family="paragraph" style:parent-style-name="Standard" style:list-style-name="L5">
      <style:text-properties style:font-name="Arial" fo:font-size="11pt" officeooo:rsid="000a495e" officeooo:paragraph-rsid="000a495e" style:font-size-asian="11pt" style:font-size-complex="11pt"/>
    </style:style>
    <style:style style:name="P37" style:family="paragraph" style:parent-style-name="Standard" style:list-style-name="L6">
      <style:text-properties style:font-name="Arial" fo:font-size="11pt" style:text-underline-style="none" officeooo:rsid="000b55a7" officeooo:paragraph-rsid="000b55a7" style:font-size-asian="11pt" style:font-size-complex="11pt"/>
    </style:style>
    <style:style style:name="P38" style:family="paragraph" style:parent-style-name="Standard" style:list-style-name="L6">
      <style:text-properties style:font-name="Arial" fo:font-size="11pt" style:text-underline-style="none" officeooo:rsid="000c80a6" officeooo:paragraph-rsid="000c80a6" style:font-size-asian="11pt" style:font-size-complex="11pt"/>
    </style:style>
    <style:style style:name="P39" style:family="paragraph" style:parent-style-name="Standard" style:list-style-name="L6">
      <style:text-properties style:font-name="Arial" fo:font-size="11pt" style:text-underline-style="none" officeooo:rsid="000cbb15" officeooo:paragraph-rsid="000cbb15" style:font-size-asian="11pt" style:font-size-complex="11pt"/>
    </style:style>
    <style:style style:name="P40" style:family="paragraph" style:parent-style-name="Standard" style:list-style-name="L7">
      <style:text-properties style:font-name="Arial" fo:font-size="11pt" style:text-underline-style="none" officeooo:rsid="001182a7" officeooo:paragraph-rsid="001182a7" style:font-size-asian="11pt" style:font-size-complex="11pt"/>
    </style:style>
    <style:style style:name="P41" style:family="paragraph" style:parent-style-name="Standard" style:list-style-name="L8">
      <style:text-properties style:font-name="Arial" fo:font-size="11pt" style:text-underline-style="none" officeooo:rsid="001182a7" officeooo:paragraph-rsid="001432c5" style:font-size-asian="11pt" style:font-size-complex="11pt"/>
    </style:style>
    <style:style style:name="P42" style:family="paragraph" style:parent-style-name="Standard" style:list-style-name="L7">
      <style:text-properties style:font-name="Arial" fo:font-size="11pt" style:text-underline-style="none" officeooo:rsid="00128ace" officeooo:paragraph-rsid="00128ace" style:font-size-asian="11pt" style:font-size-complex="11pt"/>
    </style:style>
    <style:style style:name="P43" style:family="paragraph" style:parent-style-name="Standard" style:list-style-name="L7">
      <style:text-properties style:font-name="Arial" fo:font-size="11pt" style:text-underline-style="none" officeooo:rsid="00132cec" officeooo:paragraph-rsid="00132cec" style:font-size-asian="11pt" style:font-size-complex="11pt"/>
    </style:style>
    <style:style style:name="P44" style:family="paragraph" style:parent-style-name="Standard" style:list-style-name="L7">
      <style:text-properties style:font-name="Arial" fo:font-size="11pt" style:text-underline-style="none" officeooo:rsid="001418c1" officeooo:paragraph-rsid="001418c1" style:font-size-asian="11pt" style:font-size-complex="11pt"/>
    </style:style>
    <style:style style:name="P45" style:family="paragraph" style:parent-style-name="Standard" style:list-style-name="L8">
      <style:text-properties style:font-name="Arial" fo:font-size="11pt" style:text-underline-style="none" officeooo:rsid="001432c5" officeooo:paragraph-rsid="001432c5" style:font-size-asian="11pt" style:font-size-complex="11pt"/>
    </style:style>
    <style:style style:name="P46" style:family="paragraph" style:parent-style-name="Standard" style:list-style-name="L8">
      <style:text-properties style:font-name="Arial" fo:font-size="11pt" style:text-underline-style="none" officeooo:rsid="000fe929" officeooo:paragraph-rsid="001432c5" style:font-size-asian="11pt" style:font-size-complex="11pt"/>
    </style:style>
    <style:style style:name="P47" style:family="paragraph" style:parent-style-name="Standard" style:list-style-name="L8">
      <style:text-properties style:font-name="Arial" fo:font-size="11pt" style:text-underline-style="none" officeooo:rsid="00151e1b" officeooo:paragraph-rsid="00151e1b" style:font-size-asian="11pt" style:font-size-complex="11pt"/>
    </style:style>
    <style:style style:name="P48" style:family="paragraph" style:parent-style-name="Standard" style:list-style-name="L8">
      <style:text-properties style:font-name="Arial" fo:font-size="11pt" style:text-underline-style="none" officeooo:rsid="001619f1" officeooo:paragraph-rsid="001619f1" style:font-size-asian="11pt" style:font-size-complex="11pt"/>
    </style:style>
    <style:style style:name="P49" style:family="paragraph" style:parent-style-name="Standard" style:list-style-name="L8">
      <style:text-properties style:font-name="Arial" fo:font-size="11pt" style:text-underline-style="none" officeooo:rsid="00165147" officeooo:paragraph-rsid="00165147" style:font-size-asian="11pt" style:font-size-complex="11pt"/>
    </style:style>
    <style:style style:name="P50" style:family="paragraph" style:parent-style-name="Standard" style:list-style-name="L8">
      <style:text-properties style:font-name="Arial" fo:font-size="11pt" style:text-underline-style="none" officeooo:rsid="00168f4a" officeooo:paragraph-rsid="00168f4a" style:font-size-asian="11pt" style:font-size-complex="11pt"/>
    </style:style>
    <style:style style:name="P51" style:family="paragraph" style:parent-style-name="Standard" style:list-style-name="L8">
      <style:text-properties style:font-name="Arial" fo:font-size="11pt" style:text-underline-style="none" officeooo:rsid="0016d32d" officeooo:paragraph-rsid="0016d32d" style:font-size-asian="11pt" style:font-size-complex="11pt"/>
    </style:style>
    <style:style style:name="P52" style:family="paragraph" style:parent-style-name="Standard" style:list-style-name="L8">
      <style:text-properties style:font-name="Arial" fo:font-size="11pt" style:text-underline-style="none" officeooo:rsid="0018d18d" officeooo:paragraph-rsid="0018d18d" style:font-size-asian="11pt" style:font-size-complex="11pt"/>
    </style:style>
    <style:style style:name="P53" style:family="paragraph" style:parent-style-name="Standard" style:list-style-name="L9">
      <style:text-properties style:font-name="Arial" fo:font-size="11pt" style:text-underline-style="none" officeooo:rsid="0018eeab" officeooo:paragraph-rsid="0018eeab" style:font-size-asian="11pt" style:font-size-complex="11pt"/>
    </style:style>
    <style:style style:name="P54" style:family="paragraph" style:parent-style-name="Standard" style:list-style-name="L9">
      <style:text-properties style:font-name="Arial" fo:font-size="11pt" style:text-underline-style="none" officeooo:rsid="001a53b3" officeooo:paragraph-rsid="001a53b3" style:font-size-asian="11pt" style:font-size-complex="11pt"/>
    </style:style>
    <style:style style:name="P55" style:family="paragraph" style:parent-style-name="Standard" style:list-style-name="L9">
      <style:text-properties style:font-name="Arial" fo:font-size="11pt" style:text-underline-style="none" officeooo:rsid="001a8d02" officeooo:paragraph-rsid="001a8d02" style:font-size-asian="11pt" style:font-size-complex="11pt"/>
    </style:style>
    <style:style style:name="P56" style:family="paragraph" style:parent-style-name="Standard" style:list-style-name="L10">
      <style:text-properties style:font-name="Arial" fo:font-size="11pt" style:text-underline-style="none" officeooo:rsid="001a8d02" officeooo:paragraph-rsid="001a8d02" style:font-size-asian="11pt" style:font-size-complex="11pt"/>
    </style:style>
    <style:style style:name="P57" style:family="paragraph" style:parent-style-name="Standard" style:list-style-name="L10">
      <style:text-properties style:font-name="Arial" fo:font-size="11pt" style:text-underline-style="none" officeooo:rsid="001bcd05" officeooo:paragraph-rsid="001bcd05" style:font-size-asian="11pt" style:font-size-complex="11pt"/>
    </style:style>
    <style:style style:name="P58" style:family="paragraph" style:parent-style-name="Standard" style:list-style-name="L11">
      <style:text-properties style:font-name="Arial" fo:font-size="11pt" style:text-underline-style="none" officeooo:rsid="001c3c03" officeooo:paragraph-rsid="001c3c03" style:font-size-asian="11pt" style:font-size-complex="11pt"/>
    </style:style>
    <style:style style:name="P59" style:family="paragraph" style:parent-style-name="Standard" style:list-style-name="L11">
      <style:text-properties style:font-name="Arial" fo:font-size="11pt" style:text-underline-style="none" officeooo:rsid="001d77b2" officeooo:paragraph-rsid="001d77b2" style:font-size-asian="11pt" style:font-size-complex="11pt"/>
    </style:style>
    <style:style style:name="P60" style:family="paragraph" style:parent-style-name="Standard">
      <style:text-properties style:font-name="Arial" fo:font-size="11pt" style:text-underline-style="none" officeooo:rsid="001d77b2" officeooo:paragraph-rsid="001d77b2" style:font-size-asian="11pt" style:font-size-complex="11pt"/>
    </style:style>
    <style:style style:name="P61" style:family="paragraph" style:parent-style-name="Standard">
      <style:text-properties style:font-name="Arial" fo:font-size="11pt" style:text-underline-style="none" officeooo:rsid="001d7b6a" officeooo:paragraph-rsid="001d7b6a" style:font-size-asian="11pt" style:font-size-complex="11pt"/>
    </style:style>
    <style:style style:name="P62" style:family="paragraph" style:parent-style-name="Standard" style:list-style-name="L12">
      <style:text-properties style:font-name="Arial" fo:font-size="11pt" style:text-underline-style="none" officeooo:rsid="001d7b6a" officeooo:paragraph-rsid="001d7b6a" style:font-size-asian="11pt" style:font-size-complex="11pt"/>
    </style:style>
    <style:style style:name="P63" style:family="paragraph" style:parent-style-name="Standard" style:list-style-name="L12">
      <style:text-properties style:font-name="Arial" fo:font-size="11pt" style:text-underline-style="none" officeooo:rsid="001f0b62" officeooo:paragraph-rsid="001f0b62" style:font-size-asian="11pt" style:font-size-complex="11pt"/>
    </style:style>
    <style:style style:name="P64" style:family="paragraph" style:parent-style-name="Standard" style:list-style-name="L6">
      <style:text-properties style:font-name="Arial" fo:font-size="11pt" style:text-underline-style="none" fo:font-weight="bold" officeooo:rsid="000e22dc" officeooo:paragraph-rsid="000e22dc" style:font-size-asian="11pt" style:font-weight-asian="bold" style:font-size-complex="11pt" style:font-weight-complex="bold"/>
    </style:style>
    <style:style style:name="P65" style:family="paragraph" style:parent-style-name="Standard" style:list-style-name="L8">
      <style:text-properties officeooo:rsid="00165147" officeooo:paragraph-rsid="0016514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1418"/>
    </style:style>
    <style:style style:name="T3" style:family="text">
      <style:text-properties fo:color="#c9211e" loext:opacity="100%" officeooo:rsid="00051418"/>
    </style:style>
    <style:style style:name="T4" style:family="text">
      <style:text-properties officeooo:rsid="0008d0d3"/>
    </style:style>
    <style:style style:name="T5" style:family="text">
      <style:text-properties officeooo:rsid="000c80a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fe929"/>
    </style:style>
    <style:style style:name="T8" style:family="text">
      <style:text-properties officeooo:rsid="001182a7"/>
    </style:style>
    <style:style style:name="T9" style:family="text">
      <style:text-properties officeooo:rsid="001619f1"/>
    </style:style>
    <style:style style:name="T10" style:family="text">
      <style:text-properties style:font-name="Arial" fo:font-size="11pt" style:text-underline-style="none" style:font-size-asian="11pt" style:font-size-complex="11pt"/>
    </style:style>
    <style:style style:name="T11" style:family="text">
      <style:text-properties style:font-name="Arial" fo:font-size="11pt" style:text-underline-style="none" officeooo:rsid="001619f1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RECHO</text:span> » Conjunto de normas jurídicas que regulan la convivencia de los miembros de una comunidad.</text:p>
      <text:p text:style-name="P1"/>
      <text:p text:style-name="P2">PODERES PÚBLICOS:</text:p>
      <text:p text:style-name="P2"/>
      <text:list xml:id="list1938828444" text:style-name="L1">
        <text:list-item>
          <text:p text:style-name="P28">LEGISLATIVO</text:p>
          <text:list>
            <text:list-item>
              <text:p text:style-name="P28">Redacta y aprueban las leyes </text:p>
            </text:list-item>
            <text:list-item>
              <text:p text:style-name="P28">Senado y Congreso de Diputados / Asambleas Legislativas (a nivel autonómico)</text:p>
            </text:list-item>
          </text:list>
        </text:list-item>
        <text:list-item>
          <text:p text:style-name="P28">EJECUTIVO</text:p>
          <text:list>
            <text:list-item>
              <text:p text:style-name="P28">Aplican las leyes dictadas por el legislativo</text:p>
            </text:list-item>
            <text:list-item>
              <text:p text:style-name="P28">Gobierno y los Ministros / Organos de gobierno de Comunidades Autónomas (CAA)</text:p>
            </text:list-item>
          </text:list>
        </text:list-item>
        <text:list-item>
          <text:p text:style-name="P28">JUDICIAL</text:p>
          <text:list>
            <text:list-item>
              <text:p text:style-name="P28">Resolver cualquier problema y reclamación por el incumplimiento o interpretación de las Normas Jurídicas</text:p>
            </text:list-item>
            <text:list-item>
              <text:p text:style-name="P28">Formado por Juzgados y Tribunales de justicia</text:p>
            </text:list-item>
          </text:list>
        </text:list-item>
      </text:list>
      <text:p text:style-name="P2"/>
      <text:p text:style-name="P2">→ División o sentencia de poderes</text:p>
      <text:p text:style-name="P2">→ Sufragio Universal</text:p>
      <text:p text:style-name="P2">→ Independencia del poder judicial</text:p>
      <text:p text:style-name="P2"/>
      <text:p text:style-name="P3">FUENTES DEL DERECHO:</text:p>
      <text:p text:style-name="P3"/>
      <text:list xml:id="list99181291" text:style-name="L2">
        <text:list-item>
          <text:p text:style-name="P29">1º Leyes (normas escritas y de obligado cumplimiento)</text:p>
        </text:list-item>
        <text:list-item>
          <text:p text:style-name="P29">2º Costumbres (reglas, hábitos que se dan por echo pero no están escritas y no pasa nada si no se cumplen)</text:p>
        </text:list-item>
        <text:list-item>
          <text:p text:style-name="P29">3º Principios generales del derecho (reglas o principios que se usan para crear o aplicar leyes)</text:p>
        </text:list-item>
      </text:list>
      <text:p text:style-name="P3"/>
      <text:p text:style-name="P3">NORMAS JURÍDICAS (por orden de importancia):</text:p>
      <text:p text:style-name="P3"/>
      <text:list xml:id="list2443878507" text:style-name="L3">
        <text:list-item>
          <text:p text:style-name="P30">Constitución </text:p>
          <text:list>
            <text:list-item>
              <text:p text:style-name="P30">Norma suprema</text:p>
            </text:list-item>
            <text:list-item>
              <text:p text:style-name="P30">Parte relacionadas con el Derecho Laboral</text:p>
            </text:list-item>
          </text:list>
        </text:list-item>
        <text:list-item>
          <text:p text:style-name="P30">Leyes</text:p>
          <text:list>
            <text:list-item>
              <text:p text:style-name="P30">Leyes orgánicas (LO)</text:p>
              <text:list>
                <text:list-item>
                  <text:p text:style-name="P30">Necesitan una mayoría absoluta en el congreso en el Congreso</text:p>
                </text:list-item>
                <text:list-item>
                  <text:p text:style-name="P30">Regulan determinadas materias: Derechos Fundamentales (DF) y Libertades Públicas (LP), Estatales, Autonómicos </text:p>
                </text:list-item>
              </text:list>
            </text:list-item>
            <text:list-item>
              <text:p text:style-name="P30">Leyes ordinarias</text:p>
              <text:list>
                <text:list-item>
                  <text:p text:style-name="P30">Necesitan mayoría simple del Congreso</text:p>
                </text:list-item>
                <text:list-item>
                  <text:p text:style-name="P30">Regulan aquellas materias que no estén reservadas a las LO</text:p>
                </text:list-item>
              </text:list>
            </text:list-item>
          </text:list>
        </text:list-item>
        <text:list-item>
          <text:p text:style-name="P31">Normas con rango de ley (Aprobadas por el gobierno.)</text:p>
          <text:list>
            <text:list-item>
              <text:p text:style-name="P31">Real Decreto Legislativo:</text:p>
              <text:list>
                <text:list-item>
                  <text:p text:style-name="P31">Aprobadas por el gobierno, previa autorización de las Cortes</text:p>
                </text:list-item>
              </text:list>
            </text:list-item>
            <text:list-item>
              <text:p text:style-name="P31">Real Decreto-Ley:</text:p>
              <text:list>
                <text:list-item>
                  <text:p text:style-name="P31">Dictadas por el Gobierno en caso de extraordinaria y urgente necesidad</text:p>
                </text:list-item>
                <text:list-item>
                  <text:p text:style-name="P31">Autorización posterior de las cortes</text:p>
                </text:list-item>
              </text:list>
            </text:list-item>
          </text:list>
        </text:list-item>
        <text:list-item>
          <text:p text:style-name="P32">Reglamentos (Normas que desarrollan el contenido de leyes) :</text:p>
          <text:list>
            <text:list-item>
              <text:p text:style-name="P32">Reales Decretos: aprobado por el Consejo de Ministros o Gobierno en pleno</text:p>
            </text:list-item>
            <text:list-item>
              <text:p text:style-name="P32">Órdenes Ministeriales: aprobadas por un Ministro</text:p>
            </text:list-item>
          </text:list>
        </text:list-item>
      </text:list>
      <text:p text:style-name="P4"/>
      <text:p text:style-name="P5"><text:span text:style-name="T3">NOTA:</text:span><text:span text:style-name="T2"> </text:span>La mayoría absoluta es la mitad mas 1 del total de los diputados. La simple es la mitad mas 1 de la cantidad de los diputados que han ido a votar.</text:p>
      <text:p text:style-name="P5"/>
      <text:p text:style-name="P5"/>
      <text:p text:style-name="P5"/>
      <text:p text:style-name="P5"/>
      <text:p text:style-name="P6"><text:soft-page-break/>Norma básica → Estatuto de los Trabajadores (ET)</text:p>
      <text:p text:style-name="P6"/>
      <text:p text:style-name="P6">RELACIÓN LABORAL: Prestación voluntaria, que realiza una persona física de sus servicios de forma retribuida por cuenta ajena y dentro del ámbito de organización y d<text:span text:style-name="T5">i</text:span>recci<text:span text:style-name="T5">ó</text:span>n de otra persona denominada empresario.</text:p>
      <text:p text:style-name="P6"/>
      <text:list xml:id="list4090384516" text:style-name="L4">
        <text:list-item>
          <text:p text:style-name="P33">Personal: Trabajo realizado por persona contratada para ello</text:p>
        </text:list-item>
        <text:list-item>
          <text:p text:style-name="P33">Voluntaria: <text:span text:style-name="T4">No obligatoria</text:span></text:p>
        </text:list-item>
        <text:list-item>
          <text:p text:style-name="P34">Por cuenta ajena: El fruto del trabajo no pertenece al trabajador sino al empresario.</text:p>
        </text:list-item>
        <text:list-item>
          <text:p text:style-name="P34">Dependiente: sometido al poder de dirección de organización y disciplinaria del empresario</text:p>
        </text:list-item>
        <text:list-item>
          <text:p text:style-name="P34">Retribuida: a cambio del trabajo realizado, recibe un salario.</text:p>
        </text:list-item>
      </text:list>
      <text:p text:style-name="P7"/>
      <text:p text:style-name="P7">RELACIO<text:span text:style-name="T5">N</text:span>ES LABORALES EXCLUIDAS O NO LABORALES</text:p>
      <text:p text:style-name="P7"/>
      <text:list xml:id="list2451922222" text:style-name="L5">
        <text:list-item>
          <text:p text:style-name="P35">La relación de servicio de los funcionarios públicos</text:p>
        </text:list-item>
        <text:list-item>
          <text:p text:style-name="P35">Prestaciones personales obligatorias</text:p>
        </text:list-item>
        <text:list-item>
          <text:p text:style-name="P35">Trabajos amisto<text:span text:style-name="T5">s</text:span>os, de benevolencia o de buena vecindad.</text:p>
        </text:list-item>
        <text:list-item>
          <text:p text:style-name="P36">Trabajos realizados por cuenta propia</text:p>
        </text:list-item>
        <text:list-item>
          <text:p text:style-name="P36">Trabajos familiares</text:p>
          <text:list>
            <text:list-item>
              <text:p text:style-name="P36">Trabajos familiar → cónyuge mas familiares hasta 2º grado consanguinidad o afinidad mas convivencia</text:p>
            </text:list-item>
            <text:list-item>
              <text:p text:style-name="P36">Salvo que se demuestre que cobre una nómina </text:p>
            </text:list-item>
          </text:list>
        </text:list-item>
      </text:list>
      <text:p text:style-name="P8"/>
      <text:p text:style-name="P9">PRINCIPIOS DEL DERECHO DEL TRABAJO</text:p>
      <text:p text:style-name="P9"/>
      <text:p text:style-name="P27">Pirámide de <text:span text:style-name="T5">Jerarquía Normativa:</text:span></text:p>
      <text:p text:style-name="P14">1º Normas de la UE</text:p>
      <text:p text:style-name="P14">2º Constitución</text:p>
      <text:p text:style-name="P14">3º Convenios de la Organización Internacional de los Trabajadores (OIT) + Tratados Internacionales.</text:p>
      <text:p text:style-name="P14">4ºLeyes y Normas con rango de ley.</text:p>
      <text:p text:style-name="P14">5ºReglamentos</text:p>
      <text:p text:style-name="P14">6ºConvenios colectivos</text:p>
      <text:p text:style-name="P14">7ºContratos de trabajo</text:p>
      <text:p text:style-name="P14">8ºCostumbre laboral</text:p>
      <text:p text:style-name="P13"/>
      <text:list xml:id="list257358781" text:style-name="L6">
        <text:list-item>
          <text:p text:style-name="P37"><text:span text:style-name="T1">Principio de Jerarquía Normativa:</text:span> Las Normas laborales de rango inferior deben someterse a lo regulado en las de rango superior.</text:p>
        </text:list-item>
        <text:list-item>
          <text:p text:style-name="P37"><text:span text:style-name="T1">Principio de Norma mínima:</text:span> Las Normas superiores marcan unos mínimos que las Normas inferiores no pueden empeorar pero si mejorar.</text:p>
        </text:list-item>
        <text:list-item>
          <text:p text:style-name="P38"><text:span text:style-name="T1">Principio de Norma mas Favorable:</text:span> En caso de conflicto entre dos normas sera de aplicación la mas favorable para el trabajador aunque sea de rango inferior.</text:p>
        </text:list-item>
        <text:list-item>
          <text:p text:style-name="P38"><text:span text:style-name="T1">Principio de Condición mas Beneficiosa:</text:span> Los beneficios que uno o varios trabajadores hayan podido conseguir a través del contrato de trabajo deben ser respetados aunque después se apruebe una norma aplicable a todos los trabajadores que los suprima o establezca condiciones menos favorables.</text:p>
        </text:list-item>
        <text:list-item>
          <text:p text:style-name="P39"><text:span text:style-name="T1">Principio de Indubio Pro Operario: </text:span>En caso de duda en lo que respecta a la interpretación de una Norma, debe aplicarse las mas beneficiosa para el trabajador.</text:p>
        </text:list-item>
        <text:list-item>
          <text:p text:style-name="P64">Principio de Irrenunciabilidad de los Derechos:<text:span text:style-name="T6"> Los trabajadores no pueden renunciar a los Derechos laborales reconocidos en leyes, convenio u otras normas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0"><text:soft-page-break/>DEBERES DEL TRABAJADOR</text:p>
      <text:p text:style-name="P16"/>
      <text:p text:style-name="P16"><text:tab/><text:span text:style-name="T7">1º Buena fe</text:span></text:p>
      <text:p text:style-name="P16"><text:tab/><text:span text:style-name="T7">2º Diligencia</text:span></text:p>
      <text:p text:style-name="P17"><text:tab/>3º Obediencia: Trabajador bajo la dirección y control del empresario. Con algunas <text:tab/>excepciones:</text:p>
      <text:p text:style-name="P17"><text:tab/><text:tab/>1. Las que resulten peligrosas para la salud o la vida del trabajador.</text:p>
      <text:p text:style-name="P17"><text:tab/><text:tab/>2. Que afecten a la vida privada.</text:p>
      <text:p text:style-name="P17"><text:tab/><text:tab/>3. <text:span text:style-name="T8">Ordenes ilegales.</text:span></text:p>
      <text:p text:style-name="P17"><text:tab/><text:tab/>4. <text:span text:style-name="T8">Que atenten contra la dignidad del trabajador.</text:span></text:p>
      <text:p text:style-name="P19"/>
      <text:p text:style-name="P11">DERECHOS DEL TRABAJADOR</text:p>
      <text:p text:style-name="P20"/>
      <text:list xml:id="list3725205287" text:style-name="L7">
        <text:list-item>
          <text:p text:style-name="P40">Derechos Constitucionales</text:p>
          <text:list>
            <text:list-item>
              <text:p text:style-name="P40">Trabajo y libre elección del oficio.</text:p>
            </text:list-item>
            <text:list-item>
              <text:p text:style-name="P42">Negociación colectiva</text:p>
            </text:list-item>
            <text:list-item>
              <text:p text:style-name="P42">Adopción de medidas de conflicto colectivo</text:p>
            </text:list-item>
            <text:list-item>
              <text:p text:style-name="P42">Reunión</text:p>
            </text:list-item>
            <text:list-item>
              <text:p text:style-name="P42">Huelga</text:p>
            </text:list-item>
            <text:list-item>
              <text:p text:style-name="P42">Libertad sindical</text:p>
            </text:list-item>
          </text:list>
        </text:list-item>
        <text:list-item>
          <text:p text:style-name="P40">Derechos en relación con el trabajo</text:p>
          <text:list>
            <text:list-item>
              <text:p text:style-name="P42">Ocupacion efectiva</text:p>
            </text:list-item>
            <text:list-item>
              <text:p text:style-name="P42">Promocion y FP en el trabajo</text:p>
            </text:list-item>
            <text:list-item>
              <text:p text:style-name="P42">Percepcion puntual del salario</text:p>
            </text:list-item>
            <text:list-item>
              <text:p text:style-name="P43">Informacion, consulta y participacion en la empresa.</text:p>
            </text:list-item>
            <text:list-item>
              <text:p text:style-name="P43">Respeto a intimidad y consideracion debida a la dignidad.</text:p>
            </text:list-item>
            <text:list-item>
              <text:p text:style-name="P44">No discriminacion por razon de sexo, estado civil, etc.</text:p>
            </text:list-item>
            <text:list-item>
              <text:p text:style-name="P44">Salvaguarda de la integridad fisica</text:p>
            </text:list-item>
            <text:list-item>
              <text:p text:style-name="P44">Ejercicio individual de acciones derivadas del contrato.</text:p>
            </text:list-item>
          </text:list>
        </text:list-item>
      </text:list>
      <text:p text:style-name="P21"/>
      <text:p text:style-name="P12">PODERES DEL EMPRESARIO</text:p>
      <text:p text:style-name="P17"/>
      <text:list xml:id="list4064333475" text:style-name="L8">
        <text:list-item>
          <text:p text:style-name="P45">Poder de Direccion </text:p>
          <text:list>
            <text:list-item>
              <text:p text:style-name="P45">Facultad de dictar ordenes sobre el modo, tiempo y lugar.</text:p>
            </text:list-item>
            <text:list-item>
              <text:p text:style-name="P45">Excepciones: </text:p>
              <text:list>
                <text:list-item>
                  <text:p text:style-name="P46">Las que resulten peligrosas para la salud o la vida del trabajador.</text:p>
                </text:list-item>
                <text:list-item>
                  <text:p text:style-name="P46">Que afecten a la vida privada.</text:p>
                </text:list-item>
                <text:list-item>
                  <text:p text:style-name="P41">Ordenes ilegales.</text:p>
                </text:list-item>
                <text:list-item>
                  <text:p text:style-name="P41">Que atenten contra la dignidad del trabajador.</text:p>
                </text:list-item>
              </text:list>
            </text:list-item>
            <text:list-item>
              <text:p text:style-name="P45">Incluye el Derecho a realizar modificaciones no sustanciales del contrato.</text:p>
            </text:list-item>
          </text:list>
        </text:list-item>
        <text:list-item>
          <text:p text:style-name="P45">Poder de Vigilancia y Control</text:p>
          <text:list>
            <text:list-item>
              <text:p text:style-name="P45">Registros</text:p>
              <text:list>
                <text:list-item>
                  <text:p text:style-name="P47">En taquillas y efectos personales de los trabajadores.</text:p>
                </text:list-item>
                <text:list-item>
                  <text:p text:style-name="P47">Cuando sea necesario para proteccion del patrimonio de la empresa y de los demas trabjadores.</text:p>
                </text:list-item>
                <text:list-item>
                  <text:p text:style-name="P47">Dentro del centro de trabajoj y en horas de trabajo</text:p>
                </text:list-item>
                <text:list-item>
                  <text:p text:style-name="P47">Respetoo a intimidad y dignidad del trabajador</text:p>
                </text:list-item>
                <text:list-item>
                  <text:p text:style-name="P47">Con asistencia de representante u otro trabajador.</text:p>
                </text:list-item>
              </text:list>
            </text:list-item>
            <text:list-item>
              <text:p text:style-name="P47">Instalacion de camaras <text:span text:style-name="T9">(</text:span>o microfonos<text:span text:style-name="T9">)</text:span>:</text:p>
              <text:list>
                <text:list-item>
                  <text:p text:style-name="P47">Con finalidad exclisiva de control de la relaciin laborales</text:p>
                </text:list-item>
                <text:list-item>
                  <text:p text:style-name="P47">Respeto a la intimidad del trabajador: NO en vestuarios, servicios, lugares de descanso, comedores, …</text:p>
                </text:list-item>
                <text:list-item>
                  <text:p text:style-name="P47">Tiene que ser justificada necesaria y equilibrada.</text:p>
                </text:list-item>
                <text:list-item>
                  <text:p text:style-name="P47"><text:span text:style-name="T9">Informar a los trabajadores de la existencia de cámaras. </text:span>Suficiente <text:span text:style-name="T9">con distintivo informativo genérico en lugar visible</text:span></text:p>
                </text:list-item>
                <text:list-item>
                  <text:p text:style-name="P48">Sin audio.</text:p>
                </text:list-item>
              </text:list>
            </text:list-item>
          </text:list>
        </text:list-item>
      </text:list>
      <text:p text:style-name="P22"/>
      <text:list xml:id="list113750934859315" text:continue-numbering="true" text:style-name="L8">
        <text:list-item>
          <text:list>
            <text:list-item>
              <text:p text:style-name="P65"><text:soft-page-break/><text:span text:style-name="T11">C</text:span><text:span text:style-name="T10">ontrol del uso de ordenadores y correo electrónico</text:span></text:p>
              <text:list>
                <text:list-item>
                  <text:p text:style-name="P49">Ordenador y correo electrónico de empresa.</text:p>
                </text:list-item>
                <text:list-item>
                  <text:p text:style-name="P49">Respeto a la dignidad del trabajadores</text:p>
                </text:list-item>
                <text:list-item>
                  <text:p text:style-name="P49">Informar previamente sobre las normas de uso + métodos de control</text:p>
                </text:list-item>
              </text:list>
            </text:list-item>
            <text:list-item>
              <text:p text:style-name="P49">Control sobre enfermedades y accidentes del trabajadores</text:p>
              <text:list>
                <text:list-item>
                  <text:p text:style-name="P49">Mediante reconocimientos médicos</text:p>
                </text:list-item>
              </text:list>
            </text:list-item>
            <text:list-item>
              <text:p text:style-name="P49">Servicios de detectives privados</text:p>
              <text:list>
                <text:list-item>
                  <text:p text:style-name="P49">Para reunir pruebas de posibles fraudes de trabajadores.</text:p>
                </text:list-item>
                <text:list-item>
                  <text:p text:style-name="P49">Admisibles en juicio y tienen fuerza probatoria.</text:p>
                </text:list-item>
              </text:list>
            </text:list-item>
          </text:list>
        </text:list-item>
        <text:list-item>
          <text:p text:style-name="P45">Poder Disciplinario</text:p>
          <text:list>
            <text:list-item>
              <text:p text:style-name="P50">Facultad de sancionar a trabajadores cuando incumplen deberes laborales.</text:p>
            </text:list-item>
            <text:list-item>
              <text:p text:style-name="P50">Faltas: leves, graves o muy graves → generalmente en el convenio colectivo.</text:p>
            </text:list-item>
            <text:list-item>
              <text:p text:style-name="P51">Sanciones</text:p>
              <text:list>
                <text:list-item>
                  <text:p text:style-name="P51">En función de faltas</text:p>
                </text:list-item>
                <text:list-item>
                  <text:p text:style-name="P51">Nunca:</text:p>
                  <text:list>
                    <text:list-item>
                      <text:p text:style-name="P51">Reducción de sueldo</text:p>
                    </text:list-item>
                    <text:list-item>
                      <text:p text:style-name="P51">Perdida de vacaciones o descanso obligatorio</text:p>
                    </text:list-item>
                  </text:list>
                </text:list-item>
              </text:list>
            </text:list-item>
            <text:list-item>
              <text:p text:style-name="P51">Prescripción de las faltas </text:p>
              <text:list>
                <text:list-item>
                  <text:p text:style-name="P52">Leves: 10 dias</text:p>
                </text:list-item>
                <text:list-item>
                  <text:p text:style-name="P52">Graves: 20 dias</text:p>
                </text:list-item>
                <text:list-item>
                  <text:p text:style-name="P52">Muy graves: 60 dias</text:p>
                </text:list-item>
                <text:list-item>
                  <text:p text:style-name="P52">Desde que el empresario tiene conocimiento de la falta. En todo caso a los 6 meses desde que se comete la falta esta prescribe.</text:p>
                </text:list-item>
              </text:list>
            </text:list-item>
          </text:list>
        </text:list-item>
      </text:list>
      <text:p text:style-name="P23"/>
      <text:p text:style-name="P24">TRABAJADOR</text:p>
      <text:p text:style-name="P24"/>
      <text:list xml:id="list2174438068" text:style-name="L9">
        <text:list-item>
          <text:p text:style-name="P53">Requisitos de Edad</text:p>
          <text:list>
            <text:list-item>
              <text:p text:style-name="P53">Mayor de 18 años o menor de 18 emancipado</text:p>
              <text:list>
                <text:list-item>
                  <text:p text:style-name="P54">Por matrimonio</text:p>
                </text:list-item>
                <text:list-item>
                  <text:p text:style-name="P54">Por confesión judicial</text:p>
                </text:list-item>
                <text:list-item>
                  <text:p text:style-name="P54">Por concesión de los padres</text:p>
                </text:list-item>
              </text:list>
            </text:list-item>
            <text:list-item>
              <text:p text:style-name="P54">Mayores de 16 años y &lt; 18, con autorización de los padres/tutores, con una serie de restricciones:</text:p>
              <text:list>
                <text:list-item>
                  <text:p text:style-name="P54">No puede realizar trabajos nocturnos</text:p>
                </text:list-item>
                <text:list-item>
                  <text:p text:style-name="P54">No trabajan horas extras</text:p>
                </text:list-item>
                <text:list-item>
                  <text:p text:style-name="P54">No van a trabajar mas de 8 h diarias de trabajo efectivo.</text:p>
                </text:list-item>
                <text:list-item>
                  <text:p text:style-name="P54">Jornada de mas de 4h30min continuada = descanso de 30 min</text:p>
                </text:list-item>
                <text:list-item>
                  <text:p text:style-name="P54">Descanso semanal = 2 días ininterrumpidos</text:p>
                </text:list-item>
                <text:list-item>
                  <text:p text:style-name="P54">Descanso especial protección de seguridad y salud.</text:p>
                </text:list-item>
              </text:list>
            </text:list-item>
            <text:list-item>
              <text:p text:style-name="P54">Menores de 16 años</text:p>
              <text:list>
                <text:list-item>
                  <text:p text:style-name="P55">Espectaculos publicos + autorizacion de padres o tutores + Autoridad laboral</text:p>
                </text:list-item>
              </text:list>
            </text:list-item>
          </text:list>
        </text:list-item>
        <text:list-item>
          <text:p text:style-name="P53">Requisitos de Nacionalidad</text:p>
          <text:list>
            <text:list-item>
              <text:p text:style-name="P55">Ciudadano de la UE</text:p>
              <text:list>
                <text:list-item>
                  <text:p text:style-name="P55">No se necesita permiso de trabajo, libre circulación.</text:p>
                </text:list-item>
              </text:list>
            </text:list-item>
            <text:list-item>
              <text:p text:style-name="P55">Ciudadanos extracomunitarios</text:p>
              <text:list>
                <text:list-item>
                  <text:p text:style-name="P55">Necesidad de permisos de trabajos</text:p>
                </text:list-item>
              </text:list>
            </text:list-item>
          </text:list>
        </text:list-item>
      </text:list>
      <text:p text:style-name="P25"/>
      <text:p text:style-name="P25">EMPRESARIO</text:p>
      <text:p text:style-name="P25"/>
      <text:list xml:id="list4065653978" text:style-name="L10">
        <text:list-item>
          <text:p text:style-name="P56">Persona Fisica</text:p>
          <text:list>
            <text:list-item>
              <text:p text:style-name="P57">Mayor de 18 años</text:p>
            </text:list-item>
          </text:list>
        </text:list-item>
        <text:list-item>
          <text:p text:style-name="P56">Persona Juridica</text:p>
          <text:list>
            <text:list-item>
              <text:p text:style-name="P57">Válidamente constituida.</text:p>
            </text:list-item>
            <text:list-item>
              <text:p text:style-name="P57">Ser legal.</text:p>
            </text:list-item>
            <text:list-item>
              <text:p text:style-name="P57">Inscrito en el registro mercantíl.</text:p>
            </text:list-item>
          </text:list>
        </text:list-item>
        <text:list-item>
          <text:p text:style-name="P56">Comunidad de Bienes</text:p>
          <text:list>
            <text:list-item>
              <text:p text:style-name="P57">Mediante una persona juridica que la represente.</text:p>
            </text:list-item>
          </text:list>
        </text:list-item>
      </text:list>
      <text:p text:style-name="P26"><text:soft-page-break/>FORMA</text:p>
      <text:p text:style-name="P26"/>
      <text:list xml:id="list3902894159" text:style-name="L11">
        <text:list-item>
          <text:p text:style-name="P58">Por escrito</text:p>
        </text:list-item>
        <text:list-item>
          <text:p text:style-name="P58">Verbalmente</text:p>
        </text:list-item>
        <text:list-item>
          <text:p text:style-name="P59">Art. 8 ET (Estatuto de los Trabajadores) = Obligación de forma escrita.</text:p>
        </text:list-item>
        <text:list-item>
          <text:p text:style-name="P59">2 copias de contrato: Una para el empresario y otra para el trabajador</text:p>
        </text:list-item>
      </text:list>
      <text:p text:style-name="P60"/>
      <text:p text:style-name="P61">CONTRATO</text:p>
      <text:p text:style-name="P61"/>
      <text:p text:style-name="P61">PERIODO DE PRUEBA</text:p>
      <text:p text:style-name="P61"/>
      <text:p text:style-name="P61">CARACTERISTICAS</text:p>
      <text:p text:style-name="P61"/>
      <text:list xml:id="list2911163081" text:style-name="L12">
        <text:list-item>
          <text:p text:style-name="P62">Forma escrita » Si no esta por escrito no existe.</text:p>
        </text:list-item>
        <text:list-item>
          <text:p text:style-name="P62">Duración máxima </text:p>
          <text:list>
            <text:list-item>
              <text:p text:style-name="P62">En defecto del pacto de convenio el periodo de prueba sera de máximo 6 meses para técnicos titulados y para el resto máximo de 2 meses en empresas de mas de 25 trabajadores o máximo de 3 meses si la empresa tiene menos de 25 trabajadores.</text:p>
            </text:list-item>
            <text:list-item>
              <text:p text:style-name="P62">Contratos de duración inferior a 6 meses tendrá un máximo de 1 mes</text:p>
            </text:list-item>
            <text:list-item>
              <text:p text:style-name="P62">En practicas, 1 mes si es trabajadores de grado medio o 2 meses si es trabajador de grado superior.</text:p>
            </text:list-item>
          </text:list>
        </text:list-item>
        <text:list-item>
          <text:p text:style-name="P63">Ausencia de efectos. Cualquiera de las partes puede poner fin a la relación laboral sin alegar causa alguna sin preavisar o indemnizar.</text:p>
        </text:list-item>
        <text:list-item>
          <text:p text:style-name="P63">No renovable: no nuevo periodo de prueba para mismas funciones y misma empresa.</text:p>
        </text:list-item>
        <text:list-item>
          <text:p text:style-name="P63">Computa a efectos de antigüedad mas mismos derechos y deberes que el resto de trabajadores.</text:p>
        </text:list-item>
        <text:list-item>
          <text:p text:style-name="P63">Cuando incapacidad temporal, maternidad, adopción o acogimiento, suspensión del periodo de prueba si hay acuerdo entre empresario y trabajador.</text:p>
        </text:list-item>
      </text:list>
      <text:list xml:id="list113751504944218" text:continue-list="list113750934859315" text:style-name="L8">
        <text:list-item>
          <text:list>
            <text:list-item>
              <text:list>
                <text:list-header>
                  <text:p text:style-name="P52"/>
                </text:list-header>
              </text:list>
            </text:list-item>
          </text:list>
        </text:list-item>
      </text:list>
      <text:p text:style-name="P18"/>
      <text:p text:style-name="P18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9T11:58:22.793000000</meta:creation-date>
    <dc:date>2022-01-18T11:37:50.254000000</dc:date>
    <meta:editing-duration>PT1H45M6S</meta:editing-duration>
    <meta:editing-cycles>14</meta:editing-cycles>
    <meta:generator>LibreOffice/7.2.0.4$Windows_X86_64 LibreOffice_project/9a9c6381e3f7a62afc1329bd359cc48accb6435b</meta:generator>
    <meta:document-statistic meta:table-count="0" meta:image-count="0" meta:object-count="0" meta:page-count="5" meta:paragraph-count="187" meta:word-count="1556" meta:character-count="9216" meta:non-whitespace-character-count="7973"/>
  </office:meta>
</office:document-meta>
</file>